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BowlingAverage</mi>
      <mo stretchy="false">=</mo>
      <mfrac>
        <mi mathvariant="italic">RunsGiven</mi>
        <mi mathvariant="italic">WicketsTaken</mi>
      </mfrac>
    </mrow>
    <annotation encoding="StarMath 5.0"> BowlingAverage={RunsGiven} over {WicketsTaken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9:47:41.751653144</meta:creation-date>
    <dc:date>2019-10-17T11:40:16.416562452</dc:date>
    <meta:editing-duration>PT6M40S</meta:editing-duration>
    <meta:editing-cycles>3</meta:editing-cycles>
    <meta:generator>LibreOffice/6.0.7.3$Linux_X86_64 LibreOffice_project/00m0$Build-3</meta:generator>
  </office:meta>
</office:document-meta>
</file>